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da418" officeooo:paragraph-rsid="000da418"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da418" officeooo:paragraph-rsid="000da418" style:font-size-asian="15pt" style:font-weight-asian="bold" style:font-size-complex="15pt" style:font-weight-complex="bold"/>
    </style:style>
    <style:style style:name="P3" style:family="paragraph" style:parent-style-name="Standard" style:list-style-name="L1">
      <style:paragraph-properties fo:text-align="start" style:justify-single-word="false"/>
      <style:text-properties fo:font-size="15pt" fo:font-weight="bold" officeooo:rsid="000da418" officeooo:paragraph-rsid="000da418"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ea0fb" officeooo:paragraph-rsid="000ea0fb"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fo:font-weight="bold" officeooo:rsid="000da418" officeooo:paragraph-rsid="000da418" style:font-size-asian="15pt" style:font-weight-asian="bold" style:font-size-complex="15pt" style:font-weight-complex="bold"/>
    </style:style>
    <style:style style:name="P6" style:family="paragraph" style:parent-style-name="Standard" style:list-style-name="L2">
      <style:paragraph-properties fo:text-align="start" style:justify-single-word="false"/>
      <style:text-properties officeooo:rsid="000ea0fb" officeooo:paragraph-rsid="000ea0fb"/>
    </style:style>
    <style:style style:name="P7" style:family="paragraph" style:parent-style-name="Standard" style:list-style-name="L2">
      <style:paragraph-properties fo:text-align="start" style:justify-single-word="false"/>
      <style:text-properties officeooo:paragraph-rsid="000ea0fb"/>
    </style:style>
    <style:style style:name="P8" style:family="paragraph" style:parent-style-name="Standard" style:list-style-name="L3">
      <style:paragraph-properties fo:text-align="start" style:justify-single-word="false"/>
      <style:text-properties officeooo:paragraph-rsid="000da418"/>
    </style:style>
    <style:style style:name="P9" style:family="paragraph" style:parent-style-name="Standard" style:list-style-name="L3">
      <style:paragraph-properties fo:text-align="start" style:justify-single-word="false"/>
      <style:text-properties officeooo:paragraph-rsid="00118de2"/>
    </style:style>
    <style:style style:name="P10" style:family="paragraph" style:parent-style-name="Standard" style:list-style-name="L4">
      <style:paragraph-properties fo:text-align="start" style:justify-single-word="false"/>
      <style:text-properties officeooo:paragraph-rsid="000da418"/>
    </style:style>
    <style:style style:name="P11" style:family="paragraph" style:parent-style-name="Standard" style:list-style-name="L4">
      <style:paragraph-properties fo:text-align="start" style:justify-single-word="false"/>
      <style:text-properties officeooo:paragraph-rsid="00118de2"/>
    </style:style>
    <style:style style:name="P12" style:family="paragraph" style:parent-style-name="Standard" style:list-style-name="L5">
      <style:paragraph-properties fo:text-align="start" style:justify-single-word="false"/>
      <style:text-properties officeooo:paragraph-rsid="000da418"/>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0ea0fb" style:font-size-asian="15pt" style:font-weight-asian="bold" style:font-size-complex="15pt" style:font-weight-complex="bold"/>
    </style:style>
    <style:style style:name="T3" style:family="text">
      <style:text-properties fo:font-size="15pt" fo:font-weight="bold" officeooo:rsid="000fb247" style:font-size-asian="15pt" style:font-weight-asian="bold" style:font-size-complex="15pt" style:font-weight-complex="bold"/>
    </style:style>
    <style:style style:name="T4" style:family="text">
      <style:text-properties fo:font-size="15pt" fo:font-weight="bold" officeooo:rsid="000da418" style:font-size-asian="15pt" style:font-weight-asian="bold" style:font-size-complex="1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ort products in Magento 2</text:p>
      <text:p text:style-name="P2"/>
      <text:p text:style-name="P4">Steps:</text:p>
      <text:p text:style-name="P4"/>
      <text:list xml:id="list1835545221" text:style-name="L2">
        <text:list-item>
          <text:p text:style-name="P7"><text:span text:style-name="T2">System -&gt; Import</text:span></text:p>
        </text:list-item>
        <text:list-item>
          <text:p text:style-name="P6"><text:span text:style-name="T1">Choose Entity Type as ‘Products’ </text:span></text:p>
        </text:list-item>
        <text:list-item>
          <text:p text:style-name="P6"><text:span text:style-name="T1">Click ‘Download Sample File’ link. By clicking the link, you get the sample CSV file with sample product data.</text:span></text:p>
        </text:list-item>
        <text:list-item>
          <text:p text:style-name="P6"><text:span text:style-name="T1">After choose entity type, you get some fields below to the entity type field. The below fields help you to import the product and track issue if any in CSV file. </text:span></text:p>
          <text:list>
            <text:list-item>
              <text:p text:style-name="P6"><text:span text:style-name="T1">Import Behaviour = Add/Update</text:span></text:p>
            </text:list-item>
            <text:list-item>
              <text:p text:style-name="P6"><text:span text:style-name="T1">Leave it is as “Stop On Erro”</text:span></text:p>
            </text:list-item>
            <text:list-item>
              <text:p text:style-name="P6"><text:span text:style-name="T1">Allowed Errors Count = 1</text:span></text:p>
            </text:list-item>
            <text:list-item>
              <text:p text:style-name="P6"><text:span text:style-name="T1">Field Separatot = , </text:span></text:p>
            </text:list-item>
            <text:list-item>
              <text:p text:style-name="P6"><text:span text:style-name="T1">Multiple Value Separator = , </text:span></text:p>
            </text:list-item>
            <text:list-item>
              <text:p text:style-name="P6"><text:span text:style-name="T1">Field enclosue =&gt; No need to select</text:span></text:p>
            </text:list-item>
          </text:list>
        </text:list-item>
        <text:list-item>
          <text:p text:style-name="P6"><text:span text:style-name="T1">After added product information in CSV file, import the file using ‘Select File To Import” field</text:span></text:p>
        </text:list-item>
        <text:list-item>
          <text:p text:style-name="P6"><text:span text:style-name="T1">If you need to import product with images, you should add the image direcoty path in “Images File Directory” field. </text:span><text:span text:style-name="T3">File path should like “/pub/media/import”. Please check more in images column description below. </text:span></text:p>
        </text:list-item>
      </text:list>
      <text:p text:style-name="P4"/>
      <text:p text:style-name="P1"/>
      <text:p text:style-name="P2">Columns:</text:p>
      <text:list xml:id="list520578435" text:style-name="L1">
        <text:list-item>
          <text:p text:style-name="P3">sku</text:p>
        </text:list-item>
        <text:list-item>
          <text:p text:style-name="P3">store_view_code</text:p>
        </text:list-item>
        <text:list-item>
          <text:p text:style-name="P3">attribute_set_code</text:p>
        </text:list-item>
        <text:list-item>
          <text:p text:style-name="P3">product_type</text:p>
        </text:list-item>
        <text:list-item>
          <text:p text:style-name="P3">categories</text:p>
        </text:list-item>
        <text:list-item>
          <text:p text:style-name="P3">product_websites</text:p>
        </text:list-item>
        <text:list-item>
          <text:p text:style-name="P3">name</text:p>
        </text:list-item>
        <text:list-item>
          <text:p text:style-name="P3">description</text:p>
        </text:list-item>
        <text:list-item>
          <text:p text:style-name="P3">short_description</text:p>
        </text:list-item>
        <text:list-item>
          <text:p text:style-name="P3">weight</text:p>
        </text:list-item>
        <text:list-item>
          <text:p text:style-name="P3">product_online</text:p>
        </text:list-item>
        <text:list-item>
          <text:p text:style-name="P3">tax_class_name</text:p>
        </text:list-item>
        <text:list-item>
          <text:p text:style-name="P3">visibility</text:p>
        </text:list-item>
        <text:list-item>
          <text:p text:style-name="P3">price</text:p>
        </text:list-item>
        <text:list-item>
          <text:p text:style-name="P3">special_price</text:p>
        </text:list-item>
        <text:list-item>
          <text:p text:style-name="P3">special_price_from_date</text:p>
        </text:list-item>
        <text:list-item>
          <text:p text:style-name="P3"><text:soft-page-break/>special_price_to_date</text:p>
        </text:list-item>
        <text:list-item>
          <text:p text:style-name="P3">url_key</text:p>
        </text:list-item>
        <text:list-item>
          <text:p text:style-name="P3">meta_title</text:p>
        </text:list-item>
        <text:list-item>
          <text:p text:style-name="P3">meta_keywords</text:p>
        </text:list-item>
        <text:list-item>
          <text:p text:style-name="P3">meta_description</text:p>
        </text:list-item>
        <text:list-item>
          <text:p text:style-name="P3">created_at</text:p>
        </text:list-item>
        <text:list-item>
          <text:p text:style-name="P3">updated_at</text:p>
        </text:list-item>
        <text:list-item>
          <text:p text:style-name="P3">new_from_date</text:p>
        </text:list-item>
        <text:list-item>
          <text:p text:style-name="P3">new_to_date</text:p>
        </text:list-item>
        <text:list-item>
          <text:p text:style-name="P3">display_product_options_in</text:p>
        </text:list-item>
        <text:list-item>
          <text:p text:style-name="P3">map_price</text:p>
        </text:list-item>
        <text:list-item>
          <text:p text:style-name="P3">msrp_price</text:p>
        </text:list-item>
        <text:list-item>
          <text:p text:style-name="P3">map_enabled</text:p>
        </text:list-item>
        <text:list-item>
          <text:p text:style-name="P3">gift_message_available</text:p>
        </text:list-item>
        <text:list-item>
          <text:p text:style-name="P3">custom_design_from</text:p>
        </text:list-item>
        <text:list-item>
          <text:p text:style-name="P3">custom_design_to</text:p>
        </text:list-item>
        <text:list-item>
          <text:p text:style-name="P3">custom_layout_update</text:p>
        </text:list-item>
        <text:list-item>
          <text:p text:style-name="P3">page_layout</text:p>
        </text:list-item>
        <text:list-item>
          <text:p text:style-name="P3">product_options_container</text:p>
        </text:list-item>
        <text:list-item>
          <text:p text:style-name="P3">msrp_display_actual_price_type</text:p>
        </text:list-item>
        <text:list-item>
          <text:p text:style-name="P3">country_of_manufacture</text:p>
        </text:list-item>
        <text:list-item>
          <text:p text:style-name="P3">additional_attributes</text:p>
        </text:list-item>
        <text:list-item>
          <text:p text:style-name="P3">qty</text:p>
        </text:list-item>
        <text:list-item>
          <text:p text:style-name="P3">out_of_stock_qty</text:p>
        </text:list-item>
        <text:list-item>
          <text:p text:style-name="P3">use_config_min_qty<text:tab/></text:p>
        </text:list-item>
        <text:list-item>
          <text:p text:style-name="P3">is_qty_decimal<text:tab/></text:p>
        </text:list-item>
        <text:list-item>
          <text:p text:style-name="P3">allow_backorders<text:tab/></text:p>
        </text:list-item>
        <text:list-item>
          <text:p text:style-name="P3">use_config_backorders<text:tab/></text:p>
        </text:list-item>
        <text:list-item>
          <text:p text:style-name="P3">min_cart_qty<text:tab/></text:p>
        </text:list-item>
        <text:list-item>
          <text:p text:style-name="P3">use_config_min_sale_qty<text:tab/></text:p>
        </text:list-item>
        <text:list-item>
          <text:p text:style-name="P3">max_cart_qty<text:tab/></text:p>
        </text:list-item>
        <text:list-item>
          <text:p text:style-name="P3">use_config_max_sale_qty<text:tab/></text:p>
        </text:list-item>
        <text:list-item>
          <text:p text:style-name="P3">is_in_stock<text:tab/></text:p>
        </text:list-item>
        <text:list-item>
          <text:p text:style-name="P3">notify_on_stock_below<text:tab/></text:p>
        </text:list-item>
        <text:list-item>
          <text:p text:style-name="P3">use_config_notify_stock_qty<text:tab/></text:p>
        </text:list-item>
        <text:list-item>
          <text:p text:style-name="P3">manage_stock<text:tab/></text:p>
        </text:list-item>
        <text:list-item>
          <text:p text:style-name="P3">use_config_manage_stock<text:tab/></text:p>
        </text:list-item>
        <text:list-item>
          <text:p text:style-name="P3">use_config_qty_increments<text:tab/></text:p>
        </text:list-item>
        <text:list-item>
          <text:p text:style-name="P3">qty_increments<text:tab/></text:p>
        </text:list-item>
        <text:list-item>
          <text:p text:style-name="P3">use_config_enable_qty_inc<text:tab/></text:p>
        </text:list-item>
        <text:list-item>
          <text:p text:style-name="P3">enable_qty_increments<text:tab/></text:p>
        </text:list-item>
        <text:list-item>
          <text:p text:style-name="P3">is_decimal_divided<text:tab/></text:p>
        </text:list-item>
        <text:list-item>
          <text:p text:style-name="P3"><text:soft-page-break/>website_id<text:tab/></text:p>
        </text:list-item>
        <text:list-item>
          <text:p text:style-name="P3">deferred_stock_update<text:tab/></text:p>
        </text:list-item>
        <text:list-item>
          <text:p text:style-name="P3">use_config_deferred_stock_update<text:tab/></text:p>
        </text:list-item>
        <text:list-item>
          <text:p text:style-name="P3">related_skus<text:tab/></text:p>
        </text:list-item>
        <text:list-item>
          <text:p text:style-name="P3">crosssell_skus<text:tab/></text:p>
        </text:list-item>
        <text:list-item>
          <text:p text:style-name="P3">upsell_skus<text:tab/></text:p>
        </text:list-item>
        <text:list-item>
          <text:p text:style-name="P3">hide_from_product_page<text:tab/></text:p>
        </text:list-item>
        <text:list-item>
          <text:p text:style-name="P3">custom_options<text:tab/></text:p>
        </text:list-item>
        <text:list-item>
          <text:p text:style-name="P3">bundle_price_type<text:tab/></text:p>
        </text:list-item>
        <text:list-item>
          <text:p text:style-name="P3">bundle_sku_type<text:tab/></text:p>
        </text:list-item>
        <text:list-item>
          <text:p text:style-name="P3">bundle_price_view<text:tab/></text:p>
        </text:list-item>
        <text:list-item>
          <text:p text:style-name="P3">bundle_weight_type<text:tab/></text:p>
        </text:list-item>
        <text:list-item>
          <text:p text:style-name="P3">bundle_values<text:tab/></text:p>
        </text:list-item>
        <text:list-item>
          <text:p text:style-name="P3">associated_skus<text:tab/></text:p>
        </text:list-item>
        <text:list-item>
          <text:p text:style-name="P3">base_image<text:tab/></text:p>
        </text:list-item>
        <text:list-item>
          <text:p text:style-name="P3">base_image_label<text:tab/></text:p>
        </text:list-item>
        <text:list-item>
          <text:p text:style-name="P3">small_image<text:tab/></text:p>
        </text:list-item>
        <text:list-item>
          <text:p text:style-name="P3">small_image_label<text:tab/></text:p>
        </text:list-item>
        <text:list-item>
          <text:p text:style-name="P3">thumbnail_image<text:tab/></text:p>
        </text:list-item>
        <text:list-item>
          <text:p text:style-name="P3">thumbnail_image_label<text:tab/></text:p>
        </text:list-item>
        <text:list-item>
          <text:p text:style-name="P3">swatch_image<text:tab/></text:p>
        </text:list-item>
        <text:list-item>
          <text:p text:style-name="P3">swatch_image_label<text:tab/></text:p>
        </text:list-item>
        <text:list-item>
          <text:p text:style-name="P3">additional_images<text:tab/></text:p>
        </text:list-item>
        <text:list-item>
          <text:p text:style-name="P3">additional_image_labels</text:p>
        </text:list-item>
      </text:list>
      <text:p text:style-name="P2"/>
      <text:p text:style-name="P5">Category :</text:p>
      <text:p text:style-name="P2"/>
      <text:list xml:id="list1054065477" text:style-name="L3">
        <text:list-item>
          <text:p text:style-name="P9"><text:span text:style-name="T4">When enter the categories, we should add the category names with comma operator. </text:span></text:p>
        </text:list-item>
        <text:list-item>
          <text:p text:style-name="P9"><text:span text:style-name="T4">Don't add the space between name and comma operator. </text:span></text:p>
          <text:p text:style-name="P8"><text:span text:style-name="T4"/></text:p>
        </text:list-item>
      </text:list>
      <text:p text:style-name="P5">Tax Class :</text:p>
      <text:p text:style-name="P5"/>
      <text:list xml:id="list3575985813" text:style-name="L4">
        <text:list-item>
          <text:p text:style-name="P11"><text:span text:style-name="T4">Should enter the name of tax class. For ex: Taxable Goods. </text:span></text:p>
        </text:list-item>
        <text:list-item>
          <text:p text:style-name="P11"><text:span text:style-name="T4">If no need any tax, please enter 'None' in tax class column. </text:span></text:p>
          <text:p text:style-name="P10"><text:span text:style-name="T4"/></text:p>
        </text:list-item>
      </text:list>
      <text:p text:style-name="P5">Product Images :</text:p>
      <text:p text:style-name="P5"/>
      <text:list xml:id="list2558698818" text:style-name="L5">
        <text:list-item>
          <text:p text:style-name="P12"><text:span text:style-name="T4">In sample file no columns for product images, so we should add some columns(base_image, base_image_label, small_image, small_image_label, thumbnail_image, thumbnail_image_label, swatch_image, swatch_image_label). </text:span></text:p>
        </text:list-item>
        <text:list-item>
          <text:p text:style-name="P12"><text:soft-page-break/><text:span text:style-name="T4">In excel sheet should add the image name only. No need file path</text:span></text:p>
          <text:p text:style-name="P12"><text:span text:style-name="T4"/></text:p>
        </text:list-item>
        <text:list-item>
          <text:p text:style-name="P12"><text:span text:style-name="T4">When importing products, magento gives one option for mention file path for import image folder. This option will be displayed below to the "Select File to Import". File path should like "/pub/media/import". If your images within folder, use the folder name after import like "/pub/media/import/shirts"</text:span></text:p>
          <text:p text:style-name="P12"><text:span text:style-name="T4"/></text:p>
        </text:list-item>
        <text:list-item>
          <text:p text:style-name="P12"><text:span text:style-name="T4">After product imported successfully, we can remove folder from import directory. </text:span></text:p>
          <text:p text:style-name="P12"><text:span text:style-name="T4"/></text:p>
        </text:list-item>
        <text:list-item>
          <text:p text:style-name="P12"><text:span text:style-name="T4">If need to add more images, please copy the row and paste in the next row. Now change image and their labels. </text:span></text:p>
          <text:p text:style-name="P12"><text:span text:style-name="T4"/></text:p>
        </text:list-item>
        <text:list-item>
          <text:p text:style-name="P12"><text:span text:style-name="T4">If need additional images(gallery images), add additional two columns "additional_images, additional_image_labels". By adding comma separator, we are able to add multiple additional images and image labels. </text:span></text:p>
        </text:list-item>
      </text:list>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23:24:05.826037451</meta:creation-date>
    <dc:date>2019-07-18T23:53:33.591395380</dc:date>
    <meta:editing-duration>PT5M36S</meta:editing-duration>
    <meta:editing-cycles>2</meta:editing-cycles>
    <meta:generator>LibreOffice/6.0.7.3$Linux_X86_64 LibreOffice_project/00m0$Build-3</meta:generator>
    <meta:document-statistic meta:table-count="0" meta:image-count="0" meta:object-count="0" meta:page-count="4" meta:paragraph-count="116" meta:word-count="529" meta:character-count="3558" meta:non-whitespace-character-count="3195"/>
  </office:meta>
</office:document-meta>
</file>